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〈</mo>
        <mrow>
          <mrow>
            <msubsup>
              <mi>E</mi>
              <mrow>
                <mtext>e</mtext>
              </mrow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  <mo stretchy="false">∣</mo>
          <mrow>
            <msubsup>
              <mi>U</mi>
              <mrow>
                <mtext>D</mtext>
              </mrow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  <mrow>
              <mo stretchy="false">(</mo>
              <mrow>
                <mi>t</mi>
                <mi>,</mi>
                <mn>0</mn>
              </mrow>
              <mo stretchy="false">)</mo>
            </mrow>
          </mrow>
          <mo stretchy="false">∣</mo>
          <mrow>
            <msubsup>
              <mi>E</mi>
              <mrow>
                <mtext>a</mtext>
              </mrow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row>
        <mo stretchy="false">〉</mo>
      </mrow>
      <mrow>
        <mi/>
        <mo stretchy="false">=</mo>
        <mi/>
      </mrow>
      <mfenced open="(" close=")">
        <mrow>
          <mrow>
            <mo stretchy="false">−</mo>
            <mi/>
          </mrow>
          <mrow>
            <mfrac>
              <mtext>i</mtext>
              <mo stretchy="false">ℏ</mo>
            </mfrac>
          </mrow>
        </mrow>
      </mfenced>
      <mi/>
      <mrow>
        <munderover>
          <mo stretchy="false">∫</mo>
          <mrow>
            <mn>0</mn>
          </mrow>
          <mi>t</mi>
        </munderover>
        <mi/>
      </mrow>
      <mtext>d</mtext>
      <msub>
        <mi>t</mi>
        <mn>1</mn>
      </msub>
      <mi/>
      <msub>
        <mi>H</mi>
        <mrow>
          <mtext>ea</mtext>
        </mrow>
      </msub>
      <mrow>
        <mo stretchy="false">(</mo>
        <mrow>
          <msub>
            <mi>t</mi>
            <mn>1</mn>
          </msub>
        </mrow>
        <mo stretchy="false">)</mo>
      </mrow>
      <mi/>
      <msup>
        <mtext>e</mtext>
        <mrow>
          <mfenced open="(" close=")">
            <mrow>
              <mtext>i</mtext>
              <mrow>
                <mi/>
                <mo stretchy="false">/</mo>
                <mi/>
              </mrow>
              <mo stretchy="false">ℏ</mo>
            </mrow>
          </mfenced>
          <mi/>
          <msubsup>
            <mi>E</mi>
            <mrow>
              <mtext>ea</mtext>
            </mrow>
            <mrow>
              <mrow>
                <mo stretchy="false">(</mo>
                <mrow>
                  <mn>0</mn>
                </mrow>
                <mo stretchy="false">)</mo>
              </mrow>
            </mrow>
          </msubsup>
          <msub>
            <mi>t</mi>
            <mn>1</mn>
          </msub>
        </mrow>
      </msup>
    </mrow>
    <annotation encoding="StarMath 5.0">alignc 
langle E _{"e"} ^{(0)} mline U _{"D"} ^{(1)} (t , 0) mline E _{"a"} ^{(0)} rangle ~=~ 
left ( 
 - ` {"i" over hbar} 
right ) 
` int from {0} to t 
` "d" t _1 
` H _{"ea"} (t_1) 
` "e" ^{
 left ( 
  "i" `slash` hbar 
 right ) 
 ` E ^{(0)} _{"ea"} t _1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35:43.427000000</meta:creation-date>
    <meta:generator>LibreOffice/4.1.4.2$Windows_x86 LibreOffice_project/0a0440ccc0227ad9829de5f46be37cfb6edcf72</meta:generator>
  </office:meta>
</office:document-meta>
</file>